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147" officeooo:paragraph-rsid="00136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 ID:</text:p>
      <text:p text:style-name="P1">amzn1.application-oa2-client.9f85db1e97464a1fa0a74b4996b015ed</text:p>
      <text:p text:style-name="P1"/>
      <text:p text:style-name="P1">Client secret:</text:p>
      <text:p text:style-name="P1">de87cd3648c9440d4aaf38a54bce8592a39c349c0580e910a80104c19d0da5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04:50.818045933</meta:creation-date>
    <dc:date>2018-12-31T13:06:43.687591488</dc:date>
    <meta:editing-duration>PT1M54S</meta:editing-duration>
    <meta:editing-cycles>1</meta:editing-cycles>
    <meta:document-statistic meta:table-count="0" meta:image-count="0" meta:object-count="0" meta:page-count="1" meta:paragraph-count="4" meta:word-count="6" meta:character-count="149" meta:non-whitespace-character-count="147"/>
    <meta:generator>LibreOffice/4.3.3.2$Linux_ARM_EABI LibreOffice_project/430m0$Build-2</meta:generator>
  </office:meta>
</office:document-meta>
</file>